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29cm" fo:min-width="2.67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29cm" fo:min-width="3.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3.22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75cm" svg:height="2.54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18.415cm" svg:y="9.5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38cm" svg:height="0.962cm" svg:x="5.08cm" svg:y="6.35cm">
          <draw:text-box>
            <text:p>R PI</text:p>
          </draw:text-box>
        </draw:frame>
        <draw:frame draw:style-name="gr3" draw:text-style-name="P2" draw:layer="layout" svg:width="2.682cm" svg:height="0.962cm" svg:x="12.065cm" svg:y="6.35cm">
          <draw:text-box>
            <text:p>Arduino</text:p>
          </draw:text-box>
        </draw:frame>
        <draw:frame draw:style-name="gr4" draw:text-style-name="P2" draw:layer="layout" svg:width="4.232cm" svg:height="1.673cm" svg:x="18.628cm" svg:y="9.757cm">
          <draw:text-box>
            <text:p>3 ultrasonic sensors</text:p>
          </draw:text-box>
        </draw:frame>
        <draw:frame draw:style-name="gr3" draw:text-style-name="P2" draw:layer="layout" svg:width="3.245cm" svg:height="1.673cm" svg:x="18.415cm" svg:y="5.947cm">
          <draw:text-box>
            <text:p>Motor </text:p>
            <text:p>Controller</text:p>
          </draw:text-box>
        </draw:frame>
        <draw:line draw:style-name="gr5" draw:text-style-name="P1" draw:layer="layout" svg:x1="7.62cm" svg:y1="6.985cm" svg:x2="11.43cm" svg:y2="6.985cm">
          <text:p/>
        </draw:line>
        <draw:line draw:style-name="gr5" draw:text-style-name="P1" draw:layer="layout" svg:x1="15.24cm" svg:y1="6.985cm" svg:x2="18.415cm" svg:y2="6.985cm">
          <text:p/>
        </draw:line>
        <draw:line draw:style-name="gr5" draw:text-style-name="P1" draw:layer="layout" svg:x1="14.605cm" svg:y1="8.255cm" svg:x2="18.415cm" svg:y2="10.795cm">
          <text:p/>
        </draw:line>
        <draw:custom-shape draw:style-name="gr1" draw:text-style-name="P1" draw:layer="layout" svg:width="3.175cm" svg:height="2.54cm" svg:x="4.445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77cm" svg:height="1.673cm" svg:x="4.443cm" svg:y="2.137cm">
          <draw:text-box>
            <text:p>5V power</text:p>
            <text:p>supply</text:p>
          </draw:text-box>
        </draw:frame>
        <draw:custom-shape draw:style-name="gr1" draw:text-style-name="P1" draw:layer="layout" svg:width="3.175cm" svg:height="2.54cm" svg:x="11.43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77cm" svg:height="1.673cm" svg:x="11.428cm" svg:y="2.137cm">
          <draw:text-box>
            <text:p>5V power</text:p>
            <text:p>supply</text:p>
          </draw:text-box>
        </draw:frame>
        <draw:custom-shape draw:style-name="gr6" draw:text-style-name="P1" draw:layer="layout" svg:width="3.726cm" svg:height="2.54cm" svg:x="18.417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28cm" svg:height="1.673cm" svg:x="18.415cm" svg:y="2.137cm">
          <draw:text-box>
            <text:p>7+ V power</text:p>
            <text:p>supply</text:p>
          </draw:text-box>
        </draw:frame>
        <draw:line draw:style-name="gr5" draw:text-style-name="P1" draw:layer="layout" svg:x1="5.715cm" svg:y1="4.445cm" svg:x2="5.715cm" svg:y2="5.715cm">
          <text:p/>
        </draw:line>
        <draw:line draw:style-name="gr5" draw:text-style-name="P1" draw:layer="layout" svg:x1="12.7cm" svg:y1="4.445cm" svg:x2="12.7cm" svg:y2="5.715cm">
          <text:p/>
        </draw:line>
        <draw:line draw:style-name="gr5" draw:text-style-name="P1" draw:layer="layout" svg:x1="20.32cm" svg:y1="4.445cm" svg:x2="20.32cm" svg:y2="5.715cm">
          <text:p/>
        </draw:line>
        <draw:frame draw:style-name="gr3" draw:text-style-name="P2" draw:layer="layout" svg:width="2.013cm" svg:height="0.962cm" svg:x="8.147cm" svg:y="6.023cm">
          <draw:text-box>
            <text:p>serial</text:p>
          </draw:text-box>
        </draw:frame>
        <draw:frame draw:style-name="gr3" draw:text-style-name="P2" draw:layer="layout" svg:width="2.013cm" svg:height="0.962cm" svg:x="15.767cm" svg:y="6.023cm">
          <draw:text-box>
            <text:p>serial</text:p>
          </draw:text-box>
        </draw:frame>
        <draw:custom-shape draw:style-name="gr2" draw:text-style-name="P1" draw:layer="layout" svg:width="3.81cm" svg:height="2.54cm" svg:x="4.445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54cm" svg:height="0.962cm" svg:x="4.938cm" svg:y="11.103cm">
          <draw:text-box>
            <text:p>Camera</text:p>
          </draw:text-box>
        </draw:frame>
        <draw:line draw:style-name="gr5" draw:text-style-name="P1" draw:layer="layout" svg:x1="5.715cm" svg:y1="8.255cm" svg:x2="5.743cm" svg:y2="10.16cm">
          <text:p/>
        </draw:line>
        <draw:frame draw:style-name="gr3" draw:text-style-name="P2" draw:layer="layout" svg:width="1.522cm" svg:height="0.962cm" svg:x="5.743cm" svg:y="8.89cm">
          <draw:text-box>
            <text:p>usb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17.833cm" svg:height="1.673cm" svg:x="4.445cm" svg:y="10.392cm">
          <draw:text-box>
            <text:p>Suggest bringing r pi up in command line mode. <text:s/>Faster boot?</text:p>
            <text:p/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3T18:14:48.353882650</meta:creation-date>
    <dc:date>2023-04-03T18:26:08.986092143</dc:date>
    <meta:editing-duration>PT11M19S</meta:editing-duration>
    <meta:editing-cycles>4</meta:editing-cycles>
    <meta:generator>LibreOffice/7.3.7.2$Linux_X86_64 LibreOffice_project/30$Build-2</meta:generator>
    <meta:document-statistic meta:object-count="52"/>
  </office:meta>
</office:document-meta>
</file>